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7" style:family="table-column">
      <style:table-column-properties fo:break-before="auto" style:column-width="1.3091in"/>
    </style:style>
    <style:style style:name="co2" style:family="table-column">
      <style:table-column-properties fo:break-before="auto" style:column-width="0.4437in"/>
    </style:style>
    <style:style style:name="co18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0.8374in"/>
    </style:style>
    <style:style style:name="co19" style:family="table-column">
      <style:table-column-properties fo:break-before="auto" style:column-width="5.0189in"/>
    </style:style>
    <style:style style:name="co6" style:family="table-column">
      <style:table-column-properties fo:break-before="auto" style:column-width="0.9445in"/>
    </style:style>
    <style:style style:name="co20" style:family="table-column">
      <style:table-column-properties fo:break-before="auto" style:column-width="1.2445in"/>
    </style:style>
    <style:style style:name="co21" style:family="table-column">
      <style:table-column-properties fo:break-before="auto" style:column-width="0.8945in"/>
    </style:style>
    <style:style style:name="co22" style:family="table-column">
      <style:table-column-properties fo:break-before="auto" style:column-width="0.7299in"/>
    </style:style>
    <style:style style:name="co10" style:family="table-column">
      <style:table-column-properties fo:break-before="auto" style:column-width="0.8516in"/>
    </style:style>
    <style:style style:name="co8" style:family="table-column">
      <style:table-column-properties fo:break-before="auto" style:column-width="1.0728in"/>
    </style:style>
    <style:style style:name="co11" style:family="table-column">
      <style:table-column-properties fo:break-before="auto" style:column-width="0.9016in"/>
    </style:style>
    <style:style style:name="co23" style:family="table-column">
      <style:table-column-properties fo:break-before="auto" style:column-width="5.1043in"/>
    </style:style>
    <style:style style:name="co24" style:family="table-column">
      <style:table-column-properties fo:break-before="auto" style:column-width="0.8902in"/>
    </style:style>
    <style:style style:name="co25" style:family="table-column">
      <style:table-column-properties fo:break-before="auto" style:column-width="1.1091in"/>
    </style:style>
    <style:style style:name="co26" style:family="table-column">
      <style:table-column-properties fo:break-before="auto" style:column-width="1.3445in"/>
    </style:style>
    <style:style style:name="co27" style:family="table-column">
      <style:table-column-properties fo:break-before="auto" style:column-width="5.0827in"/>
    </style:style>
    <style:style style:name="co9" style:family="table-column">
      <style:table-column-properties fo:break-before="auto" style:column-width="0.9299in"/>
    </style:style>
    <style:style style:name="co28" style:family="table-column">
      <style:table-column-properties fo:break-before="auto" style:column-width="0.8445in"/>
    </style:style>
    <style:style style:name="co29" style:family="table-column">
      <style:table-column-properties fo:break-before="auto" style:column-width="0.9161in"/>
    </style:style>
    <style:style style:name="co30" style:family="table-column">
      <style:table-column-properties fo:break-before="auto" style:column-width="1.602in"/>
    </style:style>
    <style:style style:name="co31" style:family="table-column">
      <style:table-column-properties fo:break-before="auto" style:column-width="0.5299in"/>
    </style:style>
    <style:style style:name="co32" style:family="table-column">
      <style:table-column-properties fo:break-before="auto" style:column-width="0.5335in"/>
    </style:style>
    <style:style style:name="co13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4.9827in"/>
    </style:style>
    <style:style style:name="co34" style:family="table-column">
      <style:table-column-properties fo:break-before="auto" style:column-width="1.0862in"/>
    </style:style>
    <style:style style:name="co35" style:family="table-column">
      <style:table-column-properties fo:break-before="auto" style:column-width="1.778in"/>
    </style:style>
    <style:style style:name="co38" style:family="table-column">
      <style:table-column-properties fo:break-before="auto" style:column-width="1.3591in"/>
    </style:style>
    <style:style style:name="co39" style:family="table-column">
      <style:table-column-properties fo:break-before="auto" style:column-width="0.8874in"/>
    </style:style>
    <style:style style:name="co40" style:family="table-column">
      <style:table-column-properties fo:break-before="auto" style:column-width="4.8827in"/>
    </style:style>
    <style:style style:name="co41" style:family="table-column">
      <style:table-column-properties fo:break-before="auto" style:column-width="1.2291in"/>
    </style:style>
    <style:style style:name="co42" style:family="table-column">
      <style:table-column-properties fo:break-before="auto" style:column-width="4.7327in"/>
    </style:style>
    <style:style style:name="co43" style:family="table-column">
      <style:table-column-properties fo:break-before="auto" style:column-width="2.0366in"/>
    </style:style>
    <style:style style:name="co44" style:family="table-column">
      <style:table-column-properties fo:break-before="auto" style:column-width="0.9929in"/>
    </style:style>
    <style:style style:name="co45" style:family="table-column">
      <style:table-column-properties fo:break-before="auto" style:column-width="1.4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3465a4"/>
    </style:style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Progressive Arms" table:style-name="ta1">
        <table:table-column table:style-name="co38" table:default-cell-style-name="Default"/>
        <table:table-column table:style-name="co2" table:default-cell-style-name="Default"/>
        <table:table-column table:style-name="co39" table:default-cell-style-name="Default"/>
        <table:table-column table:style-name="co4" table:default-cell-style-name="Default"/>
        <table:table-column table:style-name="co40" table:default-cell-style-name="Default"/>
        <table:table-column table:style-name="co6" table:default-cell-style-name="Default"/>
        <table:table-column table:style-name="co4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42" table:default-cell-style-name="Default"/>
        <table:table-column table:style-name="co13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3" table:number-columns-repeated="16366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laystyle</text:p>
          </table:table-cell>
          <table:table-cell table:style-name="ce2" office:value-type="string" calcext:value-type="string">
            <text:p>Statistics</text:p>
          </table:table-cell>
          <table:table-cell table:style-name="ce2" office:value-type="string" calcext:value-type="string">
            <text:p>Obtained Via</text:p>
          </table:table-cell>
          <table:table-cell table:style-name="ce2" office:value-type="string" calcext:value-type="string">
            <text:p>Also Obtained Via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ub Trait</text:p>
          </table:table-cell>
          <table:table-cell table:style-name="ce2" office:value-type="string" calcext:value-type="string">
            <text:p>Base Count</text:p>
          </table:table-cell>
          <table:table-cell table:style-name="ce2" office:value-type="string" calcext:value-type="string">
            <text:p>Is Renewable</text:p>
          </table:table-cell>
          <table:table-cell table:style-name="ce2" office:value-type="string" calcext:value-type="string">
            <text:p>Is Ingredient</text:p>
          </table:table-cell>
          <table:table-cell table:style-name="ce2" office:value-type="string" calcext:value-type="string">
            <text:p>Notes</text:p>
          </table:table-cell>
          <table:table-cell table:style-name="ce2"/>
          <table:table-cell table:style-name="ce2" office:value-type="string" calcext:value-type="string">
            <text:p>Excluded 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ason</text:p>
          </table:table-cell>
          <table:table-cell table:style-name="ce2" table:number-columns-repeated="16366"/>
        </table:table-row>
        <table:table-row table:style-name="ro1">
          <table:table-cell office:value-type="string" calcext:value-type="string">
            <text:p>Edge o' A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4 DEF +2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 Renewable</text:p>
          </table:table-cell>
          <table:table-cell table:style-name="ce5"/>
          <table:table-cell office:value-type="string" calcext:value-type="string">
            <text:p>Weird case since it's so weak. Two exist; one for each starter quest.</text:p>
          </table:table-cell>
          <table:table-cell/>
          <table:table-cell office:value-type="string" calcext:value-type="string">
            <text:p>ALL DLC WEAPONS</text:p>
          </table:table-cell>
          <table:table-cell office:value-type="string" calcext:value-type="string">
            <text:p>A, 68+</text:p>
          </table:table-cell>
          <table:table-cell/>
          <table:table-cell office:value-type="string" calcext:value-type="string">
            <text:p>DLC Exclusive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ronze Ed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7 DEF +4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calcext:value-type="string">
            <text:p>Core Dri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5 ATK +7 FOC +2 Lucky Lucky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ron Edg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16 DEF +10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calcext:value-type="string">
            <text:p>Steel Edg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29 DEF +1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calcext:value-type="string">
            <text:p>Giga Spiral Drill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80 ATK +34 FOC +14 Lucky Lucky +3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2"/>
          <table:table-cell office:value-type="string" calcext:value-type="string">
            <text:p>Broken Gaunt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ilver Edg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42 DEF +25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table:number-columns-repeated="2"/>
          <table:table-cell office:value-type="string" calcext:value-type="string">
            <text:p>Broken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itan Edg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59 DEF +3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table:number-columns-repeated="2"/>
          <table:table-cell office:value-type="string" calcext:value-type="string">
            <text:p>Broken S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obalt Edg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78 DEF +46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table:number-columns-repeated="2"/>
          <table:table-cell office:value-type="string" calcext:value-type="string">
            <text:p>Broken D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alaxy Spiral Drill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70 ATK +73 FOC +35 Lucky Lucky +4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2"/>
          <table:table-cell office:value-type="string" calcext:value-type="string">
            <text:p>Broken Chakr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aser Edg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102 DEF +61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table:number-columns-repeated="2"/>
          <table:table-cell office:value-type="string" calcext:value-type="string">
            <text:p>Rookie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Not in logic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Infinity Spiral Drill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245 ATK +113 FOC +55 Lucky Lucky +60% Zero XP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 office:value-type="string" calcext:value-type="string">
            <text:p>Zero 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2"/>
          <table:table-cell office:value-type="string" calcext:value-type="string">
            <text:p>Excalibro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eeds a hard nerf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aik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9 ATK +11 HP Regen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AXH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ttered Fi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10 DEF +14 Pin Body +25% Solid Guard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isciple Glov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10 DEF +20 FOC +10 Royal Guard +30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Royal Glov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Tradeabl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apier Carro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8 ATK +23 FOC +8 Bullseye +25% HP Regen +18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AXHP</text:p>
          </table:table-cell>
          <table:table-cell office:value-type="string" calcext:value-type="string">
            <text:p>Bulls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estern Starfi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6 DEF +33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dept Glo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5 DEF +36 FOC +25 Royal Guard +50% Riposte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Royal Gloves</text:p>
          </table:table-cell>
          <table:table-cell office:value-type="string" calcext:value-type="string">
            <text:p>Ripo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eh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66 ATK +65 DEF +13 Assault +10% HP Regen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awkeeper's Fi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50 DEF +58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nzer Fi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69 DEF +82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Unbreaking Fi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83 DEF +99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ostick of For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300 ATK +102 DEF +55 X Counter +50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AXHP</text:p>
          </table:table-cell>
          <table:table-cell office:value-type="string" calcext:value-type="string">
            <text:p>X 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ternal Salam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717 ATK +120 X Counter +50% Berserker -50% HP Regen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AXHP</text:p>
          </table:table-cell>
          <table:table-cell office:value-type="string" calcext:value-type="string">
            <text:p>-Berse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Arena Only. Not very melee viabl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eister Glov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60 DEF +82 FOC +60 Bouncer +30% Royal Guard +100% Ripos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oyal Gloves</text:p>
          </table:table-cell>
          <table:table-cell office:value-type="string" calcext:value-type="string">
            <text:p>Ripo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ugger's Bla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10 DEF +2 Brawl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rdwood Stav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AXHP +52 ATK +17 DEF +9 Assault +10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</text:p>
          </table:table-cell>
          <table:table-cell office:value-type="string" calcext:value-type="string">
            <text:p>MAXH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office:value-type="string" calcext:value-type="string">
            <text:p>MAXHP +52 ATK +17 DEF +9 Assault +10% Iron Stance +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tercla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29 DEF +14 Brawler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rawl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verick Edg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38 DEF +15 Brawler +20% X Counter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X 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Humming Raz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52 DEF +11 FOC +11 Steady Shot -10% Assault +20%</text:p>
            <text:p>Solid Guard -2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Assault Raz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calcext:value-type="string">
            <text:p>Sunset Claw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51 DEF +27 Brawler +10% Avenger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Brawler +10% is a downgrade from previous weapons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Twitching Slic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77 DEF +13 FOC +13 Steady Shot -15% Assault +35%</text:p>
            <text:p>Solid Guard -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 Raz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calcext:value-type="string">
            <text:p>Survivor's Blad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AXHP +111 ATK +89 DEF +42 Brawler +20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MAXH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huddering Cleav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120 DEF +20 FOC +20 Steady Shot -20% Assault +50%</text:p>
            <text:p>Solid Guard -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 Raz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Quest</text:p>
          </table:table-cell>
          <table:table-cell office:value-type="string" calcext:value-type="string">
            <text:p>Needed for DLC ques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ydra Fa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AXHP +135 ATK +110 DEF +50 Assault +20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Skirmis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123 DEF +45 FOC +9 Brawler +20% Flash Step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Flash St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vilian Trig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9 FOC +4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pper Gul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27 FOC +6 Legwork -15% Bulk Calibre +35% Shooter +2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etal Bi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unner's Trigg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37 FOC +15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unter's Bo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58 FOC +18 Scope +10% Shooter +1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Trig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Shooter % downgraded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ough Branc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MAXHP +43 ATK +20 DEF +5 Heat Resist -25% Wave Resist +10%</text:p>
            <text:p>Bulk Calibre +1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ranc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You can find two of these from two chest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ilver Haw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82 FOC +31 Legwork -15% Bulk Calibre +35%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etal Bi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olden Revolv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88 FOC +36 Scope +25% Legwork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 office:value-type="string" calcext:value-type="string">
            <text:p>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Shooter outlier, and somewhat of a Trigger outlier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igger Stick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MAXHP +166 ATK +88 DEF +24 Heat Resist -25% Wave Resist +10%</text:p>
            <text:p>Bulk Calibre +75% Flash Step -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nch</text:p>
          </table:table-cell>
          <table:table-cell office:value-type="string" calcext:value-type="string">
            <text:p>-Flash St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Requires two Rough Branch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ksmen Trigg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01 FOC +45 Scope +10%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olden Falc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29 FOC +57 Legwork -15% Bulk Calibre +50%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etal Bi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Knocking O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35 DEF +28 FOC +28 Scope +20% Bulk Calibre +10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ulk Calib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Arena Onl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endulum Strik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25 DEF +24 FOC +42 Steady Shot +30% Momentum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omentu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Arena Onl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wiftspik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13 FOC +7 Bullseye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Fast and Shar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limbing Pic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16 FOC +11 Bullseye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ast and Shar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ocksplit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22 DEF +12 Bouncer +3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ounc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office:value-type="string" calcext:value-type="string">
            <text:p>Outlie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rickly Brac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12 DEF +13 FOC +14 Pin Body +25% Status Rush +2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cer</text:p>
          </table:table-cell>
          <table:table-cell office:value-type="string" calcext:value-type="string">
            <text:p>Pin 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Mixed with +25% Pin Bod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dden Blad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29 FOC +20 Scope +10% Bullseye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Fast and Sharp</text:p>
          </table:table-cell>
          <table:table-cell office:value-type="string" calcext:value-type="string">
            <text:p>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right Brac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21 DEF +24 FOC +26 Avenger +15% Status Rush +2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neaky Shiv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73 FOC +39 Bullseye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Fast and Shar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parkling Brac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34 DEF +39 FOC +42 Avenger +15% Status Rush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onic Spik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71 FOC +84 Bullseye +50% Bouncer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Fast and Sharp</text:p>
          </table:table-cell>
          <table:table-cell office:value-type="string" calcext:value-type="string">
            <text:p>Bou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hining Brac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48 DEF +56 FOC +60 Heat Resist +5% Cold Resist +5%</text:p>
            <text:p>Shock Resist +5% Wave Resist +5% Avenger +20% Status Rush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Tradeabl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arkeep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MAXHP +100 ATK +108 FOC +50 Berserker +5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erserker</text:p>
          </table:table-cell>
          <table:table-cell office:value-type="string" calcext:value-type="string">
            <text:p>Various sta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Outlier. Amazing general purpose weapo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ntis Whi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88 FOC +94 Scope +15% Bullseye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ast and Sharp</text:p>
          </table:table-cell>
          <table:table-cell office:value-type="string" calcext:value-type="string">
            <text:p>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adiant Brac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62 DEF +72 FOC +75 Heat Resist +10% Cold Resist +10%</text:p>
            <text:p>Shock Resist +10% Wave Resist +10% Avenger +20% Status Rush +3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Tradeable in DLC</text:p>
          </table:table-cell>
          <table:table-cell table:number-columns-repeated="16371"/>
        </table:table-row>
      </table:table>
      <table:table table:name="Progressive Heads" table:style-name="ta1"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24" table:number-columns-repeated="16366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laystyle</text:p>
          </table:table-cell>
          <table:table-cell table:style-name="ce2" office:value-type="string" calcext:value-type="string">
            <text:p>Statistics</text:p>
          </table:table-cell>
          <table:table-cell table:style-name="ce2" office:value-type="string" calcext:value-type="string">
            <text:p>Obtained Via</text:p>
          </table:table-cell>
          <table:table-cell table:style-name="ce2" office:value-type="string" calcext:value-type="string">
            <text:p>Also Obtained Via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ub Trait</text:p>
          </table:table-cell>
          <table:table-cell table:style-name="ce2" office:value-type="string" calcext:value-type="string">
            <text:p>Base Count</text:p>
          </table:table-cell>
          <table:table-cell table:style-name="ce2" office:value-type="string" calcext:value-type="string">
            <text:p>Is Renewable</text:p>
          </table:table-cell>
          <table:table-cell table:style-name="ce2" office:value-type="string" calcext:value-type="string">
            <text:p>Is Ingredient</text:p>
          </table:table-cell>
          <table:table-cell table:style-name="ce2" office:value-type="string" calcext:value-type="string">
            <text:p>Notes</text:p>
          </table:table-cell>
          <table:table-cell table:style-name="ce2"/>
          <table:table-cell table:style-name="ce2" office:value-type="string" calcext:value-type="string">
            <text:p>Excluded 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ason</text:p>
          </table:table-cell>
          <table:table-cell table:style-name="ce2" table:number-columns-repeated="16366"/>
        </table:table-row>
        <table:table-row table:style-name="ro1">
          <table:table-cell office:value-type="string" calcext:value-type="string">
            <text:p>Explorer's Ca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1 FOC +5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3"/>
          <table:table-cell office:value-type="string" calcext:value-type="string">
            <text:p>Rookie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Out of logic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ronze Goggle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1 FOC +10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ron Goggl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2 FOC +2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hief's Band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4 FOC +36 Keeper +1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Robber's</text:p>
          </table:table-cell>
          <table:table-cell office:value-type="string" calcext:value-type="string">
            <text:p>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ighty Strand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4 FOC +38 Trainer +15%</text:p>
          </table:table-cell>
          <table:table-cell office:value-type="string" calcext:value-type="string">
            <text:p>Chest</text:p>
          </table:table-cell>
          <table:table-cell table:number-columns-repeated="2"/>
          <table:table-cell office:value-type="string" calcext:value-type="string">
            <text:p>Trai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eel Goggle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3 FOC +4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ilver Goggles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4 FOC +63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itan Goggles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5 FOC +8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carecrown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77 ATK +10 DEF +7 FOC +77 Heat Resist -10% Cold Resist -10%</text:p>
            <text:p>Shock Resist -10% Wave Resist -10% Flash Step +25% Lucky Lucky +10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Lucky Luck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Outlie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it's Scar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ATK +20 DEF +4 FOC +91 Keeper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obber'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Needs Pond Slums Pas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balt Goggle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6 FOC +11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ngu Mask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ATK +13 FOC +125 Trainer +30%</text:p>
          </table:table-cell>
          <table:table-cell office:value-type="string" calcext:value-type="string">
            <text:p>Ches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urglar's Rop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ATK +27 DEF +5 FOC +124 Keeper +50% Zero XP 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Robber'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aser Goggles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7 FOC +15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orgon Vei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DEF +13 FOC +160 Heat Resist +5% Cold Resist +5% Shock Resist +5%</text:p>
            <text:p>Wave Resist +5% Bulk Calibre +30% Status Rush +2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Weird case due to Status damage specialization. Not Veil series due to stat diff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awh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2 DEF +2 FOC +35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ried Grass H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4 DEF +5 FOC +55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rawberry Ha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8 DEF +10 FOC +84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he Last Strawha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16 DEF +20 FOC +143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oling Ve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31 DEF +6 FOC +4 Heat Resist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Ve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udent's Banda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 DEF +1 FOC +13 Flash Step +10% Royal Guard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and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urry Ca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5 DEF +11 FOC +9 Cold Resist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roper Toph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7 FOC +23 Bulk Calibre +15% Status Mend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ner's Helm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18 FOC +30 Heat Resist +10% Cold Resist +10% Shock Resist +10%</text:p>
            <text:p>Wave Resist +10% Steady Shot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hilling Vei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8 DEF +25 FOC +20 Heat Resist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Ve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ented Crow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35 DEF +8 FOC +48 Heat Resist +10% Cold Resist +10%</text:p>
            <text:p>Shock Resist +10% Wave Resist +10% Shooter +10% Balance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alanc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ed Bandan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12 FOC +64 Avenger +10% Royal Guard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and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lectrician's C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60 FOC +44 Shock Resist +2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limate Cow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62 FOC +62 Heat Resist +25% Cold Resist +25% Balance +10%</text:p>
          </table:table-cell>
          <table:table-cell office:value-type="string" calcext:value-type="string">
            <text:p>Ques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Hardhead Ha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84 FOC +62 Heat Resist +10% Cold Resist +10% Shock Resist +10%</text:p>
            <text:p>Wave Resist +10% Avenger +1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erene Bubb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58 DEF +92 FOC +69 Heat Resist +10% Cold Resist +10%</text:p>
            <text:p>Shock Resist +10% Wave Resist +10% Balance +20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alanc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ragon's Banda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0 DEF +20 FOC +151 Avenger +20% Royal Guard +30%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Band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ranquil Earmuff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101 FOC +91 Shock Resist +25% Wave Resist +25% SP Regen +15%</text:p>
          </table:table-cell>
          <table:table-cell office:value-type="string" calcext:value-type="string">
            <text:p>Sho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cruit's Scop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2 FOC +11 Scope +2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ady Monoc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FOC +20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dgy Headphon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3 DEF +2 FOC +18 Legwork +10% Shooter +1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ong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45 DEF +2 FOC +26 Scope +25% Flash Step +2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in Ca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10 DEF +6 FOC +24 Brawler +1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Nomadic Turba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5 FOC +44 Scope +25% Legwork +1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iny Glass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2 FOC +57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ifty Grey Shad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4 DEF +4 FOC +69 Wave Resist 10% Bouncer 15% Assault 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ad Hat</text:p>
          </table:table-cell>
          <table:table-cell office:value-type="string" calcext:value-type="string">
            <text:p>Bou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edor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6 DEF +9 FOC +93 Legwork +10% Bulk Calibre +1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ystic Mohaw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33 ATK +23 DEF +3 FOC +83 Wave Resist +10% Brawler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ad Ha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couting Viso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4 FOC +145 Scope +25%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urious Hothea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4 ATK +38 DEF +6 FOC +130 Cold Resist +25% Brawler +10%</text:p>
            <text:p>Berserker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ad Hat</text:p>
          </table:table-cell>
          <table:table-cell office:value-type="string" calcext:value-type="string">
            <text:p>Berse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ckwalker Vis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5 FOC +181 Scope +30%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</table:table>
      <table:table table:name="Progressive Torsos" table:style-name="ta1">
        <table:table-column table:style-name="co26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24" table:number-columns-repeated="16366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laystyle</text:p>
          </table:table-cell>
          <table:table-cell table:style-name="ce2" office:value-type="string" calcext:value-type="string">
            <text:p>Statistics</text:p>
          </table:table-cell>
          <table:table-cell table:style-name="ce2" office:value-type="string" calcext:value-type="string">
            <text:p>Obtained Via</text:p>
          </table:table-cell>
          <table:table-cell table:style-name="ce2" office:value-type="string" calcext:value-type="string">
            <text:p>Also Obtained Via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ub Trait</text:p>
          </table:table-cell>
          <table:table-cell table:style-name="ce2" office:value-type="string" calcext:value-type="string">
            <text:p>Base Count</text:p>
          </table:table-cell>
          <table:table-cell table:style-name="ce2" office:value-type="string" calcext:value-type="string">
            <text:p>Is Renewable</text:p>
          </table:table-cell>
          <table:table-cell table:style-name="ce2" office:value-type="string" calcext:value-type="string">
            <text:p>Is Ingredient</text:p>
          </table:table-cell>
          <table:table-cell table:style-name="ce2" office:value-type="string" calcext:value-type="string">
            <text:p>Notes</text:p>
          </table:table-cell>
          <table:table-cell table:style-name="ce2"/>
          <table:table-cell table:style-name="ce2" office:value-type="string" calcext:value-type="string">
            <text:p>Excluded 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ason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econd Hid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50 DEF +2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3"/>
          <table:table-cell office:value-type="string" calcext:value-type="string">
            <text:p>Rookieb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Out of logic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ronze Mai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85 DEF +3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ron Mail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90 DEF +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ronze Chest Plat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77 DEF +13 FOC +5 Trainer -20% Lucky Lucky +1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eel Mail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340 DEF +13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ilver Chest Plat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313 DEF +24 FOC +10 Heat Resist +10% Cold Resist +10%</text:p>
            <text:p>Shock Resist +10% Wave Resist +10% Trainer -25% Lucky Lucky +1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lver Mai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480 DEF +1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itan Mail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95 DEF +25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balt Mai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935 DEF +32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olden Chest Plat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76 DEF +53 FOC +21 Trainer -30% Lucky Lucky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aser Mail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223 DEF +42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Plate of Chests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999 DEF +77 FOC +33 Heat Resist +10% Cold Resist +10%</text:p>
            <text:p>Shock Resist +10% Wave Resist +10% Trainer -50% Lucky Lucky +3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rappy Pl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55 DEF +11 Pin Body +3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piky Jacke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96 ATK +2 DEF +13 Pin Body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Co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drock Pla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11 DEF +22 Pin Body +3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agic Rob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15 DEF +8 FOC +4 Heat Resist +10% Cold Resist +10%</text:p>
            <text:p>Shock Resist +10% Wave Resist +10% Balance +10% Status Mend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Light F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rystal Pla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22 DEF +36 Pin Body +5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amming Shel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78 DEF +31 Pin Body +50% Solid Guard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Co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ermillion Mant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66 DEF +9 FOC +15 Heat Resist +10% Cold Resist +10%</text:p>
            <text:p>Shock Resist +10% Wave Resist +10% Flash Step +15% Status Rush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Light F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2"/>
          <table:table-cell office:value-type="string" calcext:value-type="string">
            <text:p>Outlier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urvival Plat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04 DEF +68 Heat Resist +5% Cold Resist +5% Shock Resist +5%</text:p>
            <text:p>Wave Resist +5% Pin Body +5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Timeworn Bel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66 DEF +30 FOC +24 Heat Resist +10% Cold Resist +10%</text:p>
            <text:p>Shock Resist +10% Wave Resist +10% Avenger +10% Balance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Light F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lated Pla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558 DEF +95 Pin Body +50% Flash Step -25% Iron Stance +3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Reactive Pla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96 DEF +117 Heat Resist +5% Cold Resist +5% Shock Resist +5%</text:p>
            <text:p>Wave Resist +5% Pin Body +50% Flash Step -20% Iron Stance +3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eaf Cap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71 DEF +4 Heat Resist -25% HP Regen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ubblebe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246 DEF +6 Heat Resist +10% HP Regen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ttered Satch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250 ATK +7 DEF +11 FOC +7 Appetite 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Food P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Petal Cloa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636 DEF +13 Heat Resist -25% Wave Resist +10%</text:p>
            <text:p>HP Regen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Wave Res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rism Pouc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420 ATK +12 DEF +18 FOC +12 Item Booster +10% Appeti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ood P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ootweav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876 DEF +24 HP Regen +25% Status Mend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Status M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uefiber Rob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069 DEF +22 Heat Resist -25% HP Regen +2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nfinite Ba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666 ATK +19 DEF +29 FOC +19 Item Booster +15% Appeti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ood P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Pioneer Ve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515 DEF +31 Heat Resist +10% Cold Resist +10%</text:p>
            <text:p>Shock Resist +10% Wave Resist +10% HP Regen +25% Status Mend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nfinity+1 Ba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060 ATK +30 DEF +46 FOC +30 Item Booster +25% Appeti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ood P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fefiber Unifor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717 DEF +35 Berserker +30% HP Regen +35% S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You can only get 1 ma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ovine Arm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99 ATK +3 DEF +2 Berserker +1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ssault Ve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6 ATK +5 DEF +7 Scope -25% Assault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Assaul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essert Ve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95 DEF +15 FOC +4 Heat Resist +10% Shooter +10%</text:p>
            <text:p>Flash Step +1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ssassin Gar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86 DEF +14 FOC +18 Brawler +10% Bullseye +2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oose Trenchcoa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85 DEF +21 FOC +25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neak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hadowy Cloa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13 DEF +29 FOC +35 Shock Resist +10% Bullseye +25%</text:p>
            <text:p>Flash Step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neak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entaur Ve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989 DEF +33 FOC +42 Steady Shot +50% Legwork +2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Zealous Lamella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65 ATK +50 DEF +70 Brawler +10% Flash Step +10%</text:p>
            <text:p>Balance +2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ssault Harnes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666 ATK +30 DEF +95 Scope -25% Assault +30% Iron Stance +5%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Assaul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illing Dres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034 DEF +35 FOC +53 Bullseye +25% Bouncer +25%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neak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Arena Only</text:p>
          </table:table-cell>
          <table:table-cell table:number-columns-repeated="16371"/>
        </table:table-row>
      </table:table>
      <table:table table:name="Progressive Legs" table:style-name="ta1">
        <table:table-column table:style-name="co20" table:default-cell-style-name="Default"/>
        <table:table-column table:style-name="co32" table:default-cell-style-name="Default"/>
        <table:table-column table:style-name="co13" table:number-columns-repeated="2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13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5" table:default-cell-style-name="Default"/>
        <table:table-column table:style-name="co13" table:number-columns-repeated="5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laystyle</text:p>
          </table:table-cell>
          <table:table-cell table:style-name="ce2" office:value-type="string" calcext:value-type="string">
            <text:p>Statistics</text:p>
          </table:table-cell>
          <table:table-cell table:style-name="ce2" office:value-type="string" calcext:value-type="string">
            <text:p>Obtained Via</text:p>
          </table:table-cell>
          <table:table-cell table:style-name="ce2" office:value-type="string" calcext:value-type="string">
            <text:p>Also Obtained Via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ub Trait</text:p>
          </table:table-cell>
          <table:table-cell table:style-name="ce2" office:value-type="string" calcext:value-type="string">
            <text:p>Base Count</text:p>
          </table:table-cell>
          <table:table-cell table:style-name="ce2" office:value-type="string" calcext:value-type="string">
            <text:p>Is Renewable</text:p>
          </table:table-cell>
          <table:table-cell table:style-name="ce2" office:value-type="string" calcext:value-type="string">
            <text:p>Is Ingredient</text:p>
          </table:table-cell>
          <table:table-cell table:style-name="ce2" office:value-type="string" calcext:value-type="string">
            <text:p>Notes</text:p>
          </table:table-cell>
          <table:table-cell table:style-name="ce2"/>
          <table:table-cell table:style-name="ce2" office:value-type="string" calcext:value-type="string">
            <text:p>Excluded 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Grasswalker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35 DEF +1 FOC +3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3"/>
          <table:table-cell office:value-type="string" calcext:value-type="string">
            <text:p>Rookieboo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t of logic</text:p>
          </table:table-cell>
        </table:table-row>
        <table:table-row table:style-name="ro1">
          <table:table-cell office:value-type="string" calcext:value-type="string">
            <text:p>Bronze Boot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0 DEF +2 FOC +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on Boot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35 DEF +4 FOC +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el Boot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245 DEF +8 FOC +15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ver Boots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365 DEF +11 FOC +20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tan Boots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480 DEF +19 FOC +28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rban Sneakers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529 DEF +17 FOC +38 X Counter +15% Flash Step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X 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alt Boot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27 DEF +26 FOC +3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ad Boots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66 ATK +6 DEF +56 FOC +31 Flash Step -15% SP Regen +15%</text:p>
            <text:p>Leaf Bracer 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Leaf Br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er Boots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826 DEF +34 FOC +48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nicorn Greaves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36 DEF +25 FOC +85 Wave Resist +10% Flash Step +30%</text:p>
            <text:p>Extra Dash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Extra D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 Geta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900 ATK +2 DEF +45 FOC +50 Cold Resist +10% Nimble Feet </text:p>
          </table:table-cell>
          <table:table-cell office:value-type="string" calcext:value-type="string">
            <text:p>Trade</text:p>
          </table:table-cell>
          <table:table-cell table:number-columns-repeated="2"/>
          <table:table-cell office:value-type="string" calcext:value-type="string">
            <text:p>Nimble F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sty Ancho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5 DEF +7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ll Stompe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95 ATK +4 DEF +9 Bullseye -25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-Bulls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cewalker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55 DEF +9 FOC +4 Cold Resist +10% Iron Stance +5%</text:p>
            <text:p>Ice Skater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Ice Sk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ooly Sock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99 DEF +3 FOC +7 Cold Resist +10% HP Regen +18%</text:p>
            <text:p>Status Mend +35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Status M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cient Sanda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82 DEF +6 FOC +16 Heat Resist +10% Cold Resist +10%</text:p>
            <text:p>Shock Resist +10% Wave Resist +10% Balance +20%</text:p>
          </table:table-cell>
          <table:table-cell office:value-type="string" calcext:value-type="string">
            <text:p>Chest</text:p>
          </table:table-cell>
          <table:table-cell table:number-columns-repeated="2"/>
          <table:table-cell office:value-type="string" calcext:value-type="string">
            <text:p>Bal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ly Slipper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99 DEF +5 FOC +15 Bulk Calibre +15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Bulk Calib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vish Anchor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64 DEF +23 FOC +3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ble Footguar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20 DEF +28 FOC +9 Solid Guard +10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Solid 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hfinde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555 DEF +19 FOC +30 Wave Resist +10% Status Mend +35%</text:p>
          </table:table-cell>
          <table:table-cell office:value-type="string" calcext:value-type="string">
            <text:p>Trade</text:p>
          </table:table-cell>
          <table:table-cell table:number-columns-repeated="2"/>
          <table:table-cell office:value-type="string" calcext:value-type="string">
            <text:p>Status M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draulic Anchor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44 DEF +44 FOC +22 Legwork +10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mboot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777 DEF +26 FOC +42 Wave Resist +10% Flash Step +25%</text:p>
            <text:p>Status Mend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Status M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ve Anchor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01 DEF +60 FOC +30 X Counter +15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X 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etorian Anchor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731 DEF +73 FOC +36 Wave Resist +10% Iron Stance +5%</text:p>
            <text:p>SP Regen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SP Re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stwalker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88 DEF +18 FOC +80 Wave Resist +10% Flash Step +35%</text:p>
            <text:p>Status Rush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Status 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edalo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111 DEF +33 FOC +47 Extra Dash -1 HP Regen +25%</text:p>
            <text:p>SP Regen +35%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-Extra D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eety Sanda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42 DEF +2 FOC +7 Legwork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andals</text:p>
          </table:table-cell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line Paw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69 ATK +2 DEF +2 FOC +9 Bullseye +25% Flash Step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Bulls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ert Sanda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77 DEF +4 FOC +19 Scope +10% Legwork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andals</text:p>
          </table:table-cell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eird Sk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69 DEF +6 FOC +22 Cold Resist +10% Momentum +5%</text:p>
            <text:p>Extra Dash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Extra D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pet Runner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91 DEF +7 FOC +28 Legwork +25% Flash Step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nkicker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256 ATK +12 DEF +14 FOC +26 Brawler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m Walk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222 ATK +15 DEF +8 FOC +42 Legwork +25% Flash Step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ench Boo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00 ATK +13 DEF +10 FOC +60 Bulk Calibre +30% Bullseye +30%</text:p>
            <text:p>SP Regen -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Heavy Boots</text:p>
          </table:table-cell>
          <table:table-cell office:value-type="string" calcext:value-type="string">
            <text:p>Bulls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unatic Paw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372 ATK +35 DEF +20 FOC +75 Momentum +15% Extra Dash</text:p>
            <text:p>Solid Guard -30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Extra D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adly Dancer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08 ATK +13 DEF +20 FOC +65 Wave Resist +10%</text:p>
            <text:p>Legwork +25% Shooter +10%</text:p>
          </table:table-cell>
          <table:table-cell office:value-type="string" calcext:value-type="string">
            <text:p>Trade</text:p>
          </table:table-cell>
          <table:table-cell table:number-columns-repeated="2"/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mbat Skat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64 ATK +15 DEF +25 FOC +65 Cold Resist +10% Brawler +10%</text:p>
            <text:p>Ice Skater 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Ice Sk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tillery Boot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737 ATK +20 DEF +15 FOC +88 Bulk Calibre +50% Bullseye +35%</text:p>
            <text:p>SP Regen -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Heavy Boots</text:p>
          </table:table-cell>
          <table:table-cell office:value-type="string" calcext:value-type="string">
            <text:p>Bulls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Progressive Arms'.A1:'Progressive Arms'.M62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Progressive Heads'.A1:'Progressive Heads'.M47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Progressive Torsos'.A1:'Progressive Torsos'.R45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Progressive Legs'.A1:'Progressive Legs'.M40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 style:data-style-name="N2" text:time-value="16:49:41.4927005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1:01:52.556017112</meta:creation-date>
    <dc:date>2024-07-24T16:50:12.751190505</dc:date>
    <meta:editing-duration>PT15H3M5S</meta:editing-duration>
    <meta:editing-cycles>435</meta:editing-cycles>
    <meta:generator>LibreOffice/24.2.5.2$Linux_X86_64 LibreOffice_project/420$Build-2</meta:generator>
    <meta:document-statistic meta:table-count="4" meta:cell-count="1971" meta:object-count="0"/>
  </office:meta>
</office:document-meta>
</file>